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font-size="9pt" fo:language="fr" fo:country="FR" fo:font-style="italic" style:font-size-asian="9pt" style:font-style-asian="italic" style:font-size-complex="9pt" style:font-style-complex="italic"/>
    </style:style>
    <style:style style:name="P3" style:family="paragraph" style:parent-style-name="Standard">
      <style:text-properties fo:language="fr" fo:country="FR"/>
    </style:style>
    <style:style style:name="P4" style:family="paragraph" style:parent-style-name="Standard">
      <style:text-properties fo:language="fr" fo:country="FR" officeooo:rsid="0010aad1" officeooo:paragraph-rsid="0010aad1"/>
    </style:style>
    <style:style style:name="P5" style:family="paragraph" style:parent-style-name="Standard">
      <style:text-properties fo:language="fr" fo:country="FR" officeooo:paragraph-rsid="0023dc4e"/>
    </style:style>
    <style:style style:name="P6" style:family="paragraph" style:parent-style-name="Standard">
      <style:text-properties fo:language="fr" fo:country="FR" officeooo:rsid="0024ab21" officeooo:paragraph-rsid="0024ab21"/>
    </style:style>
    <style:style style:name="P7" style:family="paragraph" style:parent-style-name="Standard">
      <style:text-properties fo:language="fr" fo:country="FR" officeooo:rsid="002ec43a" officeooo:paragraph-rsid="002ec43a"/>
    </style:style>
    <style:style style:name="P8" style:family="paragraph" style:parent-style-name="Standard">
      <style:text-properties fo:language="fr" fo:country="FR" officeooo:rsid="002f4d9f" officeooo:paragraph-rsid="002f4d9f"/>
    </style:style>
    <style:style style:name="P9" style:family="paragraph" style:parent-style-name="Standard">
      <style:text-properties fo:language="fr" fo:country="FR" officeooo:rsid="00250a45"/>
    </style:style>
    <style:style style:name="P10" style:family="paragraph" style:parent-style-name="Standard">
      <style:text-properties fo:language="fr" fo:country="FR" officeooo:rsid="00250a45" officeooo:paragraph-rsid="00250a45"/>
    </style:style>
    <style:style style:name="P11" style:family="paragraph" style:parent-style-name="Standard">
      <style:text-properties fo:language="fr" fo:country="FR" officeooo:rsid="002757b7" officeooo:paragraph-rsid="002757b7"/>
    </style:style>
    <style:style style:name="P12" style:family="paragraph" style:parent-style-name="Standard">
      <style:text-properties fo:language="fr" fo:country="FR" officeooo:rsid="00172002" officeooo:paragraph-rsid="00172002"/>
    </style:style>
    <style:style style:name="P13" style:family="paragraph" style:parent-style-name="Standard">
      <style:text-properties fo:language="fr" fo:country="FR" officeooo:rsid="00301667" officeooo:paragraph-rsid="00301667"/>
    </style:style>
    <style:style style:name="P14" style:family="paragraph" style:parent-style-name="Standard">
      <style:text-properties fo:language="fr" fo:country="FR" officeooo:rsid="0031645a" officeooo:paragraph-rsid="0031645a"/>
    </style:style>
    <style:style style:name="P15" style:family="paragraph" style:parent-style-name="Standard">
      <style:text-properties fo:language="fr" fo:country="FR" officeooo:rsid="004477a2" officeooo:paragraph-rsid="004477a2"/>
    </style:style>
    <style:style style:name="P16" style:family="paragraph" style:parent-style-name="Standard">
      <style:text-properties fo:language="fr" fo:country="FR" officeooo:paragraph-rsid="004477a2"/>
    </style:style>
    <style:style style:name="P17" style:family="paragraph" style:parent-style-name="Standard">
      <style:text-properties fo:language="fr" fo:country="FR" fo:font-style="italic" style:font-style-asian="italic" style:font-style-complex="italic"/>
    </style:style>
    <style:style style:name="P18" style:family="paragraph" style:parent-style-name="Standard">
      <style:text-properties fo:language="fr" fo:country="FR" officeooo:rsid="004a9045" officeooo:paragraph-rsid="004a9045"/>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0f3f94" officeooo:paragraph-rsid="000f3f94"/>
    </style:style>
    <style:style style:name="P21" style:family="paragraph" style:parent-style-name="Text_20_body">
      <style:text-properties fo:language="fr" fo:country="FR" officeooo:rsid="001d8739" officeooo:paragraph-rsid="001d8739"/>
    </style:style>
    <style:style style:name="P22" style:family="paragraph" style:parent-style-name="Text_20_body">
      <style:text-properties fo:language="fr" fo:country="FR" officeooo:rsid="001f6419" officeooo:paragraph-rsid="001f6419"/>
    </style:style>
    <style:style style:name="P23" style:family="paragraph" style:parent-style-name="Text_20_body">
      <style:text-properties fo:language="fr" fo:country="FR" officeooo:rsid="001ffed8" officeooo:paragraph-rsid="001ffed8"/>
    </style:style>
    <style:style style:name="P24" style:family="paragraph" style:parent-style-name="Text_20_body">
      <style:text-properties fo:language="fr" fo:country="FR" officeooo:rsid="0029a144" officeooo:paragraph-rsid="0029a144"/>
    </style:style>
    <style:style style:name="P25" style:family="paragraph" style:parent-style-name="Text_20_body">
      <style:text-properties fo:language="fr" fo:country="FR" officeooo:rsid="0033da90" officeooo:paragraph-rsid="0033da90"/>
    </style:style>
    <style:style style:name="P26" style:family="paragraph" style:parent-style-name="Text_20_body">
      <style:text-properties fo:language="fr" fo:country="FR" officeooo:rsid="003c766a" officeooo:paragraph-rsid="003c766a"/>
    </style:style>
    <style:style style:name="P27" style:family="paragraph" style:parent-style-name="Text_20_body">
      <style:text-properties officeooo:paragraph-rsid="003f0f40"/>
    </style:style>
    <style:style style:name="P28" style:family="paragraph" style:parent-style-name="Text_20_body">
      <style:text-properties fo:font-size="8pt" fo:language="fr" fo:country="FR" style:font-size-asian="8pt" style:font-size-complex="8pt"/>
    </style:style>
    <style:style style:name="P29" style:family="paragraph" style:parent-style-name="Text_20_body">
      <style:text-properties fo:font-style="normal" officeooo:rsid="004a9045" officeooo:paragraph-rsid="004a9045" style:font-style-asian="normal" style:font-style-complex="normal"/>
    </style:style>
    <style:style style:name="P30" style:family="paragraph" style:parent-style-name="Heading_20_1">
      <style:text-properties fo:language="fr" fo:country="FR"/>
    </style:style>
    <style:style style:name="P31" style:family="paragraph" style:parent-style-name="Heading_20_2">
      <style:text-properties fo:language="fr" fo:country="FR"/>
    </style:style>
    <style:style style:name="T1" style:family="text">
      <style:text-properties fo:font-weight="bold" style:font-weight-asian="bold" style:font-weight-complex="bold"/>
    </style:style>
    <style:style style:name="T2" style:family="text">
      <style:text-properties officeooo:rsid="001b8e20"/>
    </style:style>
    <style:style style:name="T3" style:family="text">
      <style:text-properties fo:font-style="italic" style:font-style-asian="italic" style:font-style-complex="italic"/>
    </style:style>
    <style:style style:name="T4" style:family="text">
      <style:text-properties fo:font-style="italic" officeooo:rsid="0023dc4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c4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245c9"/>
    </style:style>
    <style:style style:name="T9" style:family="text">
      <style:text-properties officeooo:rsid="0022d302"/>
    </style:style>
    <style:style style:name="T10" style:family="text">
      <style:text-properties officeooo:rsid="0023dc4e"/>
    </style:style>
    <style:style style:name="T11" style:family="text">
      <style:text-properties officeooo:rsid="002757b7"/>
    </style:style>
    <style:style style:name="T12" style:family="text">
      <style:text-properties officeooo:rsid="002e883e"/>
    </style:style>
    <style:style style:name="T13" style:family="text">
      <style:text-properties officeooo:rsid="003432ad"/>
    </style:style>
    <style:style style:name="T14" style:family="text">
      <style:text-properties officeooo:rsid="0034b816"/>
    </style:style>
    <style:style style:name="T15" style:family="text">
      <style:text-properties officeooo:rsid="00362218"/>
    </style:style>
    <style:style style:name="T16" style:family="text">
      <style:text-properties officeooo:rsid="003776a9"/>
    </style:style>
    <style:style style:name="T17" style:family="text">
      <style:text-properties officeooo:rsid="003c076c"/>
    </style:style>
    <style:style style:name="T18" style:family="text">
      <style:text-properties fo:language="fr" fo:country="FR"/>
    </style:style>
    <style:style style:name="T19" style:family="text">
      <style:text-properties fo:language="fr" fo:country="FR" fo:font-style="italic" style:font-style-asian="italic" style:font-style-complex="italic"/>
    </style:style>
    <style:style style:name="T20" style:family="text">
      <style:text-properties fo:language="fr" fo:country="FR" officeooo:rsid="003e6a58"/>
    </style:style>
    <style:style style:name="T21" style:family="text">
      <style:text-properties fo:language="fr" fo:country="FR" officeooo:rsid="00427989"/>
    </style:style>
    <style:style style:name="T22" style:family="text">
      <style:text-properties fo:font-size="10pt" style:font-size-asian="10pt" style:font-size-complex="10pt"/>
    </style:style>
    <style:style style:name="T23" style:family="text">
      <style:text-properties officeooo:rsid="003f0f40"/>
    </style:style>
    <style:style style:name="T24" style:family="text">
      <style:text-properties officeooo:rsid="003f5b31"/>
    </style:style>
    <style:style style:name="T25" style:family="text">
      <style:text-properties officeooo:rsid="003f895d"/>
    </style:style>
    <style:style style:name="T26" style:family="text">
      <style:text-properties officeooo:rsid="004477a2"/>
    </style:style>
    <style:style style:name="T27" style:family="text">
      <style:text-properties officeooo:rsid="0044f65a"/>
    </style:style>
    <style:style style:name="T28"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8">P</text:span>artie 1: Utilisation d'un simulateur GPS</text:h>
      <text:p text:style-name="P19"/>
      <text:p text:style-name="Text_20_body"><text:span text:style-name="T18">En vous inspirant du contenu du répertoire </text:span><text:span text:style-name="Emphasis"><text:span text:style-name="T18">gps/</text:span></text:span><text:span text:style-name="T18">, répondre aux questions suivantes:</text:span></text:p>
      <text:p text:style-name="Text_20_body"><text:span text:style-name="Strong_20_Emphasis"><text:span text:style-name="T19">Question 1</text:span></text:span><text:span text:style-name="T19">: Qu'est ce qu'un Makefile? À quoi sert make?</text:span></text:p>
      <text:p text:style-name="P20">Un make file <text:span text:style-name="T2">pertmet de compiler les fichiers dans les bons répertoires automatiquement. Ainsi la personne qui a téléchargé du code le compile pour sa machine et tout les fichiers seront dans la bonne arborescence. Un makefile peut aussi permettre de nettoyer l’installation en retirant tous les fichiers installés.</text:span></text:p>
      <text:p text:style-name="Text_20_body"><text:span text:style-name="Strong_20_Emphasis"><text:span text:style-name="T19">Question 2</text:span></text:span><text:span text:style-name="T19">: Quel compilateur est utilisé ici?</text:span></text:p>
      <text:p text:style-name="P21">Le compilateur est GCC. <text:span text:style-name="T24">Il est appelé </text:span>dans le fichier <text:span text:style-name="T3">gps</text:span><text:span text:style-name="T5">/src/app/MakeFile par exemple</text:span></text:p>
      <text:p text:style-name="Text_20_body"><text:span text:style-name="Strong_20_Emphasis"><text:span text:style-name="T19">Question 3</text:span></text:span><text:span text:style-name="T19">: Qu'est ce qu'une librairie partagée?</text:span></text:p>
      <text:p text:style-name="P22">Un fichier compilé que plusieurs applications peuvent partager. Cela permet de sauver de l’espace mémoire <text:span text:style-name="T25">et du temps processeur</text:span>: <text:span text:style-name="T25">le fichier est chargé une fois sur le système au lieu d’une fois par programme qui l’utilise.</text:span></text:p>
      <text:p text:style-name="Text_20_body"><text:span text:style-name="Strong_20_Emphasis"><text:span text:style-name="T19">Question 4</text:span></text:span><text:span text:style-name="T19">: Donnez un exemple de fichier C et la ligne de commande correspondante pour obtenir un binaire exécutable (un hello world par exemple).</text:span></text:p>
      <text:p text:style-name="P28"><text:span text:style-name="Source_20_Text"><text:span text:style-name="T22">#include &lt;stdio.h&gt;</text:span></text:span></text:p>
      <text:p text:style-name="P28"><text:span text:style-name="Source_20_Text"><text:span text:style-name="T22">int main()</text:span></text:span></text:p>
      <text:p text:style-name="P28"><text:span text:style-name="Source_20_Text"><text:span text:style-name="T22">{</text:span></text:span></text:p>
      <text:p text:style-name="P28"><text:span text:style-name="Source_20_Text"><text:span text:style-name="T22"><text:s text:c="3"/>printf("Hello, World!");</text:span></text:span></text:p>
      <text:p text:style-name="P28"><text:span text:style-name="Source_20_Text"><text:span text:style-name="T22"><text:s text:c="3"/>return 0;</text:span></text:span></text:p>
      <text:p text:style-name="P28"><text:span text:style-name="Source_20_Text"><text:span text:style-name="T22">}</text:span></text:span></text:p>
      <text:p text:style-name="P23"><text:span text:style-name="T23">compilation avec la commande </text:span><text:span text:style-name="T7">gcc hello.c -o hello</text:span></text:p>
      <text:p text:style-name="P23">./hello # pour lancer le code</text:p>
      <text:p text:style-name="Text_20_body"><text:span text:style-name="Strong_20_Emphasis"><text:span text:style-name="T19">Question 5</text:span></text:span><text:span text:style-name="T19">: Donnez un exemple de fichier C et les lignes de commandes correspondantes pour obtenir une librairie partagée.</text:span></text:p>
      <text:p text:style-name="P27"><text:span text:style-name="T20">Avec la commande -shared de gcc</text:span><text:span text:style-name="T18"> : </text:span>gcc -shared -o libfoo.so foo.o</text:p>
      <text:p text:style-name="Standard"><text:span text:style-name="T21">depuis: </text:span><text:a xlink:type="simple" xlink:href="https://www.cprogramming.com/tutorial/shared-libraries-linux-gcc.html" text:style-name="Internet_20_link" text:visited-style-name="Visited_20_Internet_20_Link"><text:span text:style-name="T18">https://www.cprogramming.com/tutorial/shared-libraries-linux-gcc.html</text:span></text:a></text:p>
      <text:p text:style-name="P3"/>
      <text:p text:style-name="P3"/>
      <text:p text:style-name="P3"/>
      <text:p text:style-name="P3"/>
      <text:p text:style-name="P3"/>
      <text:p text:style-name="P3"/>
      <text:p text:style-name="P3"/>
      <text:p text:style-name="P3"/>
      <text:p text:style-name="P3"/>
      <text:h text:style-name="P30" text:outline-level="1"><text:soft-page-break/>Partie 2: Compilation, debug et gestionnaire de signaux</text:h>
      <text:p text:style-name="P3"/>
      <text:p text:style-name="P17"><text:span text:style-name="T1">Question 1 : </text:span>Que se passe-t-il au bout de quelques secondes? Qu’en déduisez vous?</text:p>
      <text:p text:style-name="P3"/>
      <text:p text:style-name="P4">Le programme se termine par une ‘segmentation fault’. <text:span text:style-name="T9">La compilation a eu lieu mais il y a des erreurs dans le codes qui provoquent une requete illégale à la mémoire</text:span></text:p>
      <text:p text:style-name="P3"/>
      <text:p text:style-name="P3"/>
      <text:p text:style-name="P17"><text:span text:style-name="T1">Question 2 :</text:span> Quel signal a reçu le processus pour se terminer ainsi? Comment vérifiez vous le numéro du signal reçu?</text:p>
      <text:p text:style-name="P3"/>
      <text:p text:style-name="P5"><text:span text:style-name="T10">Erreur reçue: </text:span><text:span text:style-name="T4">Segmentation fault (core dumped)</text:span></text:p>
      <text:p text:style-name="P5"><text:span text:style-name="T6">Avec GDB: </text:span><text:span text:style-name="T3">Program terminated with signal SIGSEGV, Segmentation fault.</text:span></text:p>
      <text:p text:style-name="P3"/>
      <text:p text:style-name="P15">Messages d’erreurs obtenus:</text:p>
      <text:p text:style-name="P3">strlen_avx2 () at ../sysdeps/x86_64/multiarch/strlen-avx2.S:62</text:p>
      <text:p text:style-name="P3">62</text:p>
      <text:p text:style-name="P3"/>
      <text:p text:style-name="P3">#0 <text:s/>__strlen_avx2 () at ../sysdeps/x86_64/multiarch/strlen-avx2.S:62</text:p>
      <text:p text:style-name="P3">#1 <text:s/>0x00007fefb9d749d2 in _IO_puts (str=0x0) at ioputs.c:35</text:p>
      <text:p text:style-name="P3">#2 <text:s/>0x00007fefba0e5aab in knot_to_kmh_str (not=5.51000023, size=6, </text:p>
      <text:p text:style-name="P3"><text:s text:c="4"/>format=0x7fefba0e5f6f "%05.1f", kmh_str=0x7ffce5d4f172 "010.2") at nmea.c:23</text:p>
      <text:p text:style-name="P3">#3 <text:s/>0x00007fefba0e5ef6 in nmea_vtg (vtg=0x7ffce5d4f1b0) at nmea.c:178</text:p>
      <text:p text:style-name="P3">#4 <text:s/>0x000055db90d61c5c in write_vtg (fd=3) at gps.c:40</text:p>
      <text:p text:style-name="P3">#5 <text:s/>0x000055db90d61ee1 in main () at gps.c:109</text:p>
      <text:p text:style-name="P16"/>
      <text:p text:style-name="P3"/>
      <text:p text:style-name="P17"><text:span text:style-name="T1">Question 3 :</text:span> Grâce à GDB et au fichier core généré, analysez la source du problème du binaire gps. Quelle partie du code est fausse? Pourquoi?</text:p>
      <text:p text:style-name="P3"/>
      <text:p text:style-name="P6"><text:span text:style-name="T27">L’erreur a pour origine l</text:span>a ligne 23 du code nmea.c <text:span text:style-name="T27">car </text:span>la fonction ‘puts’ refuse l’argument NULL, <text:span text:style-name="T12">il faut donner un char en argument.</text:span></text:p>
      <text:p text:style-name="P3"/>
      <text:p text:style-name="P17"><text:span text:style-name="T1">Question 4 :</text:span> Que se passe-t-il quand vous lancez GDB en mode interactif sur le binaire gps?</text:p>
      <text:p text:style-name="P3"/>
      <text:p text:style-name="P7">J’obtient l’erreur suivante:</text:p>
      <text:p text:style-name="P2">error while loading shared libraries: libptmx.so: cannot open shared object file: No such file or directory</text:p>
      <text:p text:style-name="P2">[Inferior 1 (process 3804) exited with code 0177]</text:p>
      <text:p text:style-name="P8">le debuggeur ne trouve pas la librairie partagée.</text:p>
      <text:p text:style-name="P3"/>
      <text:p text:style-name="P3"/>
      <text:p text:style-name="P17"><text:span text:style-name="T1">Question 5 :</text:span> À quoi sert la commande ldd? Quelle information supplémentaire cela vous apporte-t-il?</text:p>
      <text:p text:style-name="P3"/>
      <text:p text:style-name="P10">ldd veut dire List Dynamic Dependencies. Cette commande affiche les librairies/bibliothèques partagées qu’utilise le code.</text:p>
      <text:p text:style-name="P10"/>
      <text:p text:style-name="P11">Ldd me renvoie:</text:p>
      <text:p text:style-name="P3">ldd ./gps </text:p>
      <text:p text:style-name="P3"><text:soft-page-break/><text:tab/>linux-vdso.so.1 (0x00007ffc97b9f000)</text:p>
      <text:p text:style-name="P3"><text:tab/>libptmx.so =&gt; not found</text:p>
      <text:p text:style-name="P3"><text:tab/>libnmea.so =&gt; not found</text:p>
      <text:p text:style-name="P3"><text:tab/>libc.so.6 =&gt; /lib/x86_64-linux-gnu/libc.so.6 (0x00007f0456506000)</text:p>
      <text:p text:style-name="P3"><text:tab/>/lib64/ld-linux-x86-64.so.2 (0x00007f0456afa000)</text:p>
      <text:p text:style-name="P9"/>
      <text:p text:style-name="P3"/>
      <text:p text:style-name="P12">Les librairies binaires ne sont pas trouvées par le programme. <text:span text:style-name="T11">Il doit falloir les lier au moment de la compilation</text:span></text:p>
      <text:p text:style-name="P3"/>
      <text:p text:style-name="P3"/>
      <text:p text:style-name="P17"><text:span text:style-name="T1">Question 6 :</text:span> Comment résoudre ce problème en tant qu’utilisateur? N’hésitez pas à regarder le fichier *labs/gps/run.sh*</text:p>
      <text:p text:style-name="P3"/>
      <text:p text:style-name="P18">Non traitée</text:p>
      <text:p text:style-name="P18"/>
      <text:p text:style-name="P17"><text:span text:style-name="T1">Question 7 : </text:span>Quelle est la différence entre les commandes s et n dans le prompt gdb suite à un breakpoint?</text:p>
      <text:p text:style-name="P3"/>
      <text:p text:style-name="P13">S exécute les lignes de code une par une, n va au prochain break point</text:p>
      <text:p text:style-name="P3"/>
      <text:p text:style-name="P17"><text:span text:style-name="T1">Question 8 :</text:span> Dans quel contexte ce type d’outils peut être intéressant?</text:p>
      <text:p text:style-name="P3"/>
      <text:p text:style-name="P14">Pour débugger avec un os léger, qui n’a que des options de base et sur lequel on accède en ligne de commande. Un serveur on un système embarqué par exemp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0" text:outline-level="1"><text:soft-page-break/>Partie 3: Multiplexage, threads, mutex et IPC</text:h>
      <text:h text:style-name="P31" text:outline-level="2">Exercice 1 : Multiplexage</text:h>
      <text:p text:style-name="P19">Lors du lancement du simulateur GPS, nous obtenons le message suivant :</text:p>
      <text:p text:style-name="Preformatted_20_Text"><text:span text:style-name="Source_20_Text"><text:span text:style-name="T18">$ sh run.sh</text:span></text:span></text:p>
      <text:p text:style-name="P1"><text:span text:style-name="Source_20_Text"><text:span text:style-name="T18">PTTY: /dev/pts/3</text:span></text:span></text:p>
      <text:p text:style-name="Text_20_body"><text:span text:style-name="Strong_20_Emphasis"><text:span text:style-name="T19">Question 1</text:span></text:span><text:span text:style-name="T19"> : Selon vous, à quoi correspond le champs indiqué par </text:span><text:span text:style-name="Emphasis"><text:span text:style-name="T19">PTTY</text:span></text:span><text:span text:style-name="T19">?</text:span></text:p>
      <text:p text:style-name="P24">PTTY nous indique ou est le buffer ou sont envoyée les données. GPS écrit en continu dans ce fichier.</text:p>
      <text:p text:style-name="Text_20_body"><text:span text:style-name="Strong_20_Emphasis"><text:span text:style-name="T19">Question 2</text:span></text:span><text:span text:style-name="T19"> : En regardant le code de </text:span><text:span text:style-name="Emphasis"><text:span text:style-name="T19">reader.c</text:span></text:span><text:span text:style-name="T19">, y a-t-il quelque chose qui vous chagrine?</text:span></text:p>
      <text:p text:style-name="P25">Il n’y pas de gestion d’exception. <text:span text:style-name="T13">Par exemple en faisant un</text:span> Ctrl-c <text:span text:style-name="T13">ou un Kill</text:span> dans la console, <text:span text:style-name="T13">les applications fils de ce programme peuvent ne pas se fermer et</text:span> certains ports ouvert <text:span text:style-name="T13">ne se fermeront pas. C’est d’autant plus grave </text:span>si l’OS n’a pas de fonction de nettoyage automatique <text:span text:style-name="T14">qui rend le port si il n’est pas utilisé.</text:span></text:p>
      <text:p text:style-name="Text_20_body"><text:span text:style-name="Strong_20_Emphasis"><text:span text:style-name="T19">Question 3</text:span></text:span><text:span text:style-name="T19"> : Grâce à des recherches Internet (ou en fouinant dans le code du simulateur), déterminez dans quelle trame et dans quel champs l'heure est définie.</text:span></text:p>
      <text:p text:style-name="P19"><text:span text:style-name="T15">Dans la ligne commencant par </text:span>$GPGLL, <text:span text:style-name="T15">l’avant dernier terme correspond a hh:mm:ss</text:span></text:p>
      <text:p text:style-name="P19"><text:span text:style-name="T16">exemple: </text:span>$GPGLL,4836.90,N,00741.30,E,234141,A <text:span text:style-name="T16">(23h 41m et 41s)</text:span></text:p>
      <text:p text:style-name="Text_20_body"><text:span text:style-name="Strong_20_Emphasis"><text:span text:style-name="T19">Question 4</text:span></text:span><text:span text:style-name="T19"> : Quelles fonctions sont utilisées dans </text:span><text:span text:style-name="Emphasis"><text:span text:style-name="T19">reader.c</text:span></text:span><text:span text:style-name="T19"> pour ouvrir/écouter/lire/fermer le port virtuel du simulateur?</text:span><text:span text:style-name="T18"> </text:span><text:span text:style-name="T19">Comment s'appelle ce type de programmation?</text:span></text:p>
      <text:p text:style-name="P19"><text:span text:style-name="T17">Les fonctions </text:span>open, select, read, close <text:span text:style-name="T17">gèrent les ports</text:span></text:p>
      <text:p text:style-name="Text_20_body"><text:span text:style-name="Strong_20_Emphasis"><text:span text:style-name="T19">Question 5</text:span></text:span><text:span text:style-name="T19"> : Modifiez le code de </text:span><text:span text:style-name="Emphasis"><text:span text:style-name="T19">reader.c</text:span></text:span><text:span text:style-name="T19"> afin qu'il puisse écouter les trames provenant de deux simulateurs GPS différents (ports paramétrables au lancement). Vérifiez le bon fonctionnement en lançant deux instances du simulateur GPS.</text:span></text:p>
      <text:p text:style-name="P26">Le code fonctionne.</text:p>
      <text:p text:style-name="Text_20_body"><text:span text:style-name="Strong_20_Emphasis"><text:span text:style-name="T19">Question 6</text:span></text:span><text:span text:style-name="T19"> : Utilisez </text:span><text:span text:style-name="Emphasis"><text:span text:style-name="T19">syslog</text:span></text:span><text:span text:style-name="T19"> pour afficher l'heure dans la console ainsi que le PID du père.</text:span></text:p>
      <text:p text:style-name="P19">J<text:span text:style-name="T26">e crois que syslog ne fonctionne pas sur mon système</text:span></text:p>
      <text:p text:style-name="P19"><text:span text:style-name="Source_20_Text"><text:span text:style-name="T28">Command 'syslog' not found, did you mean:</text:span></text:span></text:p>
      <text:p text:style-name="P19"><text:span text:style-name="Source_20_Text"><text:span text:style-name="T28"/></text:span></text:p>
      <text:p text:style-name="P19"><text:span text:style-name="Source_20_Text"><text:span text:style-name="T28"><text:s text:c="2"/>command 'syslogd' from deb busybox-syslogd</text:span></text:span></text:p>
      <text:p text:style-name="P19"><text:span text:style-name="Source_20_Text"><text:span text:style-name="T28"><text:s text:c="2"/>command 'syslogd' from deb inetutils-syslogd</text:span></text:span></text:p>
      <text:p text:style-name="P19"><text:span text:style-name="Source_20_Text"><text:span text:style-name="T28"/></text:span></text:p>
      <text:p text:style-name="P19"><text:span text:style-name="Source_20_Text"><text:span text:style-name="T28">Try: sudo apt install &lt;deb name&gt;</text:span></text:span></text:p>
      <text:p text:style-name="P19"><text:span text:style-name="Source_20_Text"><text:span text:style-name="T28"/></text:span></text:p>
      <text:p text:style-name="Text_20_body"><text:span text:style-name="Strong_20_Emphasis"><text:span text:style-name="T19">Question 7</text:span></text:span><text:span text:style-name="T19"> : Modifier la conf du démon syslog pour logger dans un un fichier spécifique</text:span></text:p>
      <text:p text:style-name="P29"><text:span text:style-name="T18">Non trait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35:59.187252540</meta:creation-date>
    <dc:date>2018-12-08T09:53:18.022495382</dc:date>
    <meta:editing-duration>PT3H27M36S</meta:editing-duration>
    <meta:editing-cycles>57</meta:editing-cycles>
    <meta:generator>LibreOffice/6.0.6.2$Linux_X86_64 LibreOffice_project/00m0$Build-2</meta:generator>
    <meta:document-statistic meta:table-count="0" meta:image-count="0" meta:object-count="0" meta:page-count="4" meta:paragraph-count="83" meta:word-count="949" meta:character-count="6145" meta:non-whitespace-character-count="5252"/>
  </office:meta>
</office:document-meta>
</file>